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Curriculum Vitae</text:p>
      <text:p text:style-name="P2"><draw:frame draw:style-name="a0" draw:name="Imagen 3" text:anchor-type="as-char" svg:x="0in" svg:y="0in" svg:width="5.90556in" svg:height="7.87431in" style:rel-width="scale" style:rel-height="scale"><draw:image xlink:href="media/image1.jpeg" xlink:type="simple" xlink:show="embed" xlink:actuate="onLoad"/><svg:title/><svg:desc>Texto

El contenido generado por IA puede ser incorrecto.</svg:desc></draw:frame></text:p>
      <text:p text:style-name="P3"/>
      <text:p text:style-name="P4"/>
      <text:p text:style-name="P5"/>
      <text:p text:style-name="P6"/>
      <text:soft-page-break/>
      <text:p text:style-name="P7">Email (Cover Letter)</text:p>
      <text:p text:style-name="P8"><draw:frame draw:style-name="a1" draw:name="Imagen 4" text:anchor-type="as-char" svg:x="0in" svg:y="0in" svg:width="5.90556in" svg:height="7.87431in" style:rel-width="scale" style:rel-height="scale"><draw:image xlink:href="media/image2.jpeg" xlink:type="simple" xlink:show="embed" xlink:actuate="onLoad"/><svg:title/><svg:desc>Texto, Carta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De los reyes</meta:initial-creator>
    <dc:creator>Daniel De los reyes</dc:creator>
    <meta:creation-date>2025-11-04T17:35:00Z</meta:creation-date>
    <dc:date>2025-11-04T17:37:00Z</dc:date>
    <meta:template xlink:href="Normal.dotm" xlink:type="simple"/>
    <meta:editing-cycles>1</meta:editing-cycles>
    <meta:editing-duration>PT120S</meta:editing-duration>
    <meta:document-statistic meta:page-count="2" meta:paragraph-count="1" meta:word-count="7" meta:character-count="45" meta:row-count="1" meta:non-whitespace-character-count="39"/>
  </office:meta>
</office:document-meta>
</file>